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">
      <style:paragraph-properties fo:line-height="150%"/>
      <style:text-properties fo:font-size="11pt" officeooo:paragraph-rsid="0015ffb8" style:font-size-asian="11pt"/>
    </style:style>
    <style:style style:name="P2" style:family="paragraph" style:parent-style-name="Heading_20_1" style:list-style-name="WW8Num16">
      <style:text-properties officeooo:paragraph-rsid="0015ffb8"/>
    </style:style>
    <style:style style:name="P3" style:family="paragraph" style:parent-style-name="Heading_20_1" style:list-style-name="WW8Num10">
      <style:text-properties officeooo:paragraph-rsid="0015ffb8"/>
    </style:style>
    <style:style style:name="P4" style:family="paragraph" style:parent-style-name="Heading_20_1">
      <style:text-properties officeooo:paragraph-rsid="0015ffb8"/>
    </style:style>
    <style:style style:name="P5" style:family="paragraph" style:parent-style-name="Standard">
      <style:text-properties fo:font-size="11pt" fo:language="none" fo:country="none" officeooo:paragraph-rsid="0015ffb8" style:font-size-asian="11pt" style:language-asian="none" style:country-asian="none"/>
    </style:style>
    <style:style style:name="P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Arial" fo:font-size="10pt" fo:font-style="italic" officeooo:paragraph-rsid="0015ffb8" style:font-size-asian="10pt" style:font-style-asian="italic" style:font-name-complex="Arial"/>
    </style:style>
    <style:style style:name="P7" style:family="paragraph" style:parent-style-name="Standard" style:list-style-name="WW8Num5">
      <style:text-properties style:font-name="Arial" officeooo:paragraph-rsid="0015ffb8" style:font-name-complex="Arial"/>
    </style:style>
    <style:style style:name="P8" style:family="paragraph" style:parent-style-name="Standard" style:list-style-name="WW8Num11">
      <style:text-properties style:font-name="Arial" officeooo:paragraph-rsid="0015ffb8" style:font-name-complex="Arial"/>
    </style:style>
    <style:style style:name="P9" style:family="paragraph" style:parent-style-name="Standard">
      <style:text-properties style:font-name="Arial" officeooo:paragraph-rsid="0015ffb8" style:font-name-complex="Arial"/>
    </style:style>
    <style:style style:name="P10" style:family="paragraph" style:parent-style-name="Standard">
      <style:paragraph-properties fo:margin-left="2.498cm" fo:margin-right="0cm" fo:text-indent="0cm" style:auto-text-indent="false"/>
      <style:text-properties style:font-name="Arial" officeooo:paragraph-rsid="0015ffb8" style:font-name-complex="Arial"/>
    </style:style>
    <style:style style:name="P11" style:family="paragraph" style:parent-style-name="Standard">
      <style:text-properties style:font-name="Arial" fo:font-weight="bold" officeooo:paragraph-rsid="0015ffb8" style:font-weight-asian="bold" style:font-name-complex="Arial"/>
    </style:style>
    <style:style style:name="P12" style:family="paragraph" style:parent-style-name="Standard">
      <style:text-properties style:font-name="Arial" style:text-underline-style="solid" style:text-underline-width="auto" style:text-underline-color="font-color" officeooo:paragraph-rsid="0015ffb8" style:font-name-complex="Arial"/>
    </style:style>
    <style:style style:name="P13" style:family="paragraph" style:parent-style-name="Standard">
      <style:paragraph-properties fo:margin-left="2.498cm" fo:margin-right="0cm" fo:text-indent="0cm" style:auto-text-indent="false"/>
      <style:text-properties style:font-name="Arial" officeooo:paragraph-rsid="0015ffb8" style:font-name-asian="Arial" style:font-name-complex="Arial"/>
    </style:style>
    <style:style style:name="P14" style:family="paragraph" style:parent-style-name="Standard">
      <style:paragraph-properties fo:margin-left="2.498cm" fo:margin-right="0cm" fo:text-indent="0cm" style:auto-text-indent="false"/>
      <style:text-properties style:font-name="Impact" fo:font-size="11pt" officeooo:paragraph-rsid="0015ffb8" style:font-size-asian="11pt" style:font-name-complex="Impact"/>
    </style:style>
    <style:style style:name="P15" style:family="paragraph" style:parent-style-name="Standard">
      <style:text-properties style:font-name="Impact" fo:font-size="11pt" officeooo:paragraph-rsid="0015ffb8" style:font-size-asian="11pt" style:font-name-complex="Impact"/>
    </style:style>
    <style:style style:name="P16" style:family="paragraph" style:parent-style-name="Standard">
      <style:paragraph-properties fo:margin-left="4.995cm" fo:margin-right="0cm" fo:text-indent="1.249cm" style:auto-text-indent="false"/>
      <style:text-properties style:font-name="Impact" fo:font-size="11pt" officeooo:paragraph-rsid="0015ffb8" style:font-size-asian="11pt" style:font-name-complex="Impact"/>
    </style:style>
    <style:style style:name="P17" style:family="paragraph" style:parent-style-name="Standard" style:list-style-name="WW8Num11">
      <style:text-properties officeooo:paragraph-rsid="0015ffb8"/>
    </style:style>
    <style:style style:name="P18" style:family="paragraph" style:parent-style-name="Standard">
      <style:text-properties officeooo:paragraph-rsid="0015ffb8"/>
    </style:style>
    <style:style style:name="P19" style:family="paragraph" style:parent-style-name="Standard">
      <style:paragraph-properties fo:margin-left="2.498cm" fo:margin-right="0cm" fo:text-indent="0cm" style:auto-text-indent="false"/>
      <style:text-properties officeooo:paragraph-rsid="0015ffb8"/>
    </style:style>
    <style:style style:name="P20" style:family="paragraph" style:parent-style-name="Subtitle">
      <style:text-properties fo:language="none" fo:country="none" officeooo:paragraph-rsid="0015ffb8" style:language-asian="none" style:country-asian="none"/>
    </style:style>
    <style:style style:name="P21" style:family="paragraph" style:parent-style-name="Subtitle">
      <style:text-properties fo:font-size="10pt" officeooo:paragraph-rsid="0015ffb8" style:font-size-asian="10pt"/>
    </style:style>
    <style:style style:name="P22" style:family="paragraph" style:parent-style-name="Subtitle">
      <style:text-properties style:font-name="Arial" fo:font-size="10pt" fo:font-style="italic" officeooo:paragraph-rsid="0015ffb8" style:font-size-asian="10pt" style:font-style-asian="italic" style:font-name-complex="Arial"/>
    </style:style>
    <style:style style:name="P23" style:family="paragraph" style:parent-style-name="Subtitle">
      <style:text-properties officeooo:paragraph-rsid="0015ffb8"/>
    </style:style>
    <style:style style:name="P24" style:family="paragraph">
      <loext:graphic-properties draw:fill="none" draw:fill-color="#ffffff"/>
      <style:paragraph-properties fo:text-align="center" style:writing-mode="lr-tb"/>
    </style:style>
    <style:style style:name="P25" style:family="paragraph">
      <loext:graphic-properties draw:fill="gradient" draw:fill-color="#ffffff" draw:fill-gradient-name="Gradient_20_1"/>
      <style:paragraph-properties style:writing-mode="lr-tb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fo:font-size="10pt" style:font-size-asian="10pt"/>
    </style:style>
    <style:style style:name="T4" style:family="text">
      <style:text-properties style:font-name="Impact" fo:font-size="11pt" style:font-size-asian="11pt" style:font-name-complex="Impact"/>
    </style:style>
    <style:style style:name="T5" style:family="text">
      <style:text-properties style:font-name="Impact" style:font-name-complex="Impact"/>
    </style:style>
    <style:style style:name="T6" style:family="text">
      <style:text-properties style:font-name-asian="Arial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none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6cm" svg:stroke-color="#000000" draw:stroke-linejoin="miter" draw:fill="gradient" draw:fill-color="#ffffff" draw:fill-gradient-name="Gradient_20_1" draw:textarea-horizontal-align="left" draw:textarea-vertical-align="top" draw:auto-grow-height="false" fo:min-height="0.811cm" fo:min-width="6.992cm" fo:padding-top="0.229cm" fo:padding-bottom="0.229cm" fo:padding-left="0.441cm" fo:padding-right="0.441cm" fo:wrap-option="wrap" draw:shadow-color="#808080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line text:anchor-type="char" draw:z-index="1" draw:style-name="gr1" draw:text-style-name="P24" svg:x1="0.295cm" svg:y1="0.196cm" svg:x2="15.789cm" svg:y2="0.196cm"><text:p/></draw:line></text:p>
      <text:p text:style-name="P20"><draw:custom-shape text:anchor-type="char" draw:z-index="0" draw:style-name="gr2" draw:text-style-name="P25" svg:width="7.875cm" svg:height="1.271cm" svg:x="4.103cm" svg:y="0.598cm"><text:p/><draw:enhanced-geometry svg:viewBox="0 0 21600 21600" draw:type="rectangle" draw:enhanced-path="M 0 0 L 21600 0 21600 21600 0 21600 0 0 Z N"/></draw:custom-shape></text:p>
      <text:p text:style-name="P23">IV.DAN</text:p>
      <text:p text:style-name="P21"><text:s text:c="4"/></text:p>
      <text:p text:style-name="P21"/>
      <text:p text:style-name="P21"/>
      <text:p text:style-name="P6">Veškeré techniky uvedené v závorkách na 3. Kyu - 2. DAN, z toho 1x proti úchopu, 1x proti atemi a 1x proti zbrani. Pokud je technik <text:s/>v závorce uvedeno více než dvě, nebude každá technika prováděna proti všem zmíněným útokům, ale každá technika z jedné trojice proti jinému ze zmíněných tří typů útoků. V případě necelé trojice bude obrana proti chybějícímu typu útoku doplněna libovolnou technikou z necelé trojice.</text:p>
      <text:p text:style-name="P6">Obrana je provedena po opakovaném útoku (např. po kopu následuje úchop), po ukončení akce útočník útočí libovolně ještě jednou, obrana je v této fázi rovněž libovolná.</text:p>
      <text:p text:style-name="P22"/>
      <text:list text:style-name="WW8Num16">
        <text:list-item>
          <text:h text:style-name="P2" text:outline-level="1">NAGE WAZA</text:h>
        </text:list-item>
      </text:list>
      <text:p text:style-name="P18">a) <text:s/><text:span text:style-name="T1">TACHI WAZA:</text:span></text:p>
      <text:p text:style-name="P19"><text:span text:style-name="T1">Goši waza:<text:tab/><text:tab/></text:span><text:span text:style-name="T4">curi komi goši, kubi nage</text:span></text:p>
      <text:p text:style-name="P19"><text:span text:style-name="T1">Aši waza:<text:tab/><text:tab/></text:span><text:span text:style-name="T4">joko sasae curi komi aši, hiza guruma</text:span></text:p>
      <text:p text:style-name="P19"><text:span text:style-name="T4"><text:tab/><text:tab/><text:tab/>ko soto gari, ko soto gake </text:span><text:span text:style-name="T1"><text:tab/></text:span></text:p>
      <text:p text:style-name="P19"><text:span text:style-name="T1">Te waza:<text:tab/><text:tab/></text:span><text:span text:style-name="T4">ryo kui</text:span></text:p>
      <text:p text:style-name="P14"><text:tab/><text:tab/><text:tab/>ude kime nage</text:p>
      <text:p text:style-name="P9"><text:tab/><text:tab/><text:tab/><text:tab/><text:tab/><text:tab/><text:tab/><text:tab/><text:tab/><text:tab/><text:tab/><text:tab/></text:p>
      <text:list text:style-name="WW8Num5">
        <text:list-item>
          <text:p text:style-name="P7"><text:span text:style-name="T6"><text:s/></text:span>SUTEMI WAZA:</text:p>
        </text:list-item>
      </text:list>
      <text:p text:style-name="P19"><text:span text:style-name="T1">Mae sutemi waza:<text:tab/></text:span><text:span text:style-name="T4">joko tomoe nage</text:span><text:span text:style-name="T1"> </text:span></text:p>
      <text:p text:style-name="P19"><text:span text:style-name="T1">Joko sutemi waza:<text:tab/></text:span><text:span text:style-name="T4">joko guruma </text:span></text:p>
      <text:p text:style-name="P15"><text:tab/><text:tab/><text:tab/><text:tab/><text:tab/>uči maki komi</text:p>
      <text:p text:style-name="P10"/>
      <text:p text:style-name="P9"/>
      <text:p text:style-name="P9"/>
      <text:p text:style-name="P18"><text:span text:style-name="T1">c) <text:s text:c="2"/>KERI WAZA:<text:tab/><text:tab/><text:tab/></text:span><text:span text:style-name="T4">fumi kiri</text:span></text:p>
      <text:p text:style-name="P14"><text:tab/><text:tab/><text:tab/>gyaku kakato geri</text:p>
      <text:p text:style-name="P14"><text:tab/><text:tab/><text:tab/>tobi-geri s otočkou</text:p>
      <text:p text:style-name="P9"/>
      <text:list text:style-name="WW8Num10">
        <text:list-item>
          <text:h text:style-name="P3" text:outline-level="1">KATAME WAZA</text:h>
        </text:list-item>
      </text:list>
      <text:p text:style-name="P18"><text:span text:style-name="T1">a) <text:s text:c="2"/>OSAE KOMI WAZA:<text:tab/><text:tab/></text:span><text:span text:style-name="T4">gyaku kami šiho gatame uširo kami šiho gatame, kuzure </text:span></text:p>
      <text:p text:style-name="P16">kami šiho gatame</text:p>
      <text:p text:style-name="P11"/>
      <text:p text:style-name="P18"><text:span text:style-name="T1">b) <text:s text:c="2"/>ŠIME WAZA:<text:tab/><text:tab/><text:tab/></text:span><text:span text:style-name="T4">kuzure uširo šime</text:span></text:p>
      <text:p text:style-name="P15"><text:tab/><text:tab/><text:tab/><text:tab/><text:tab/>okuri eri šime</text:p>
      <text:p text:style-name="P15"><text:tab/><text:tab/><text:tab/><text:tab/><text:tab/>aši-šime</text:p>
      <text:p text:style-name="P9"><text:tab/><text:tab/><text:tab/><text:tab/><text:tab/></text:p>
      <text:p text:style-name="P18"><text:span text:style-name="T1">c) <text:s text:c="2"/>KWANSETSU WAZA:<text:tab/><text:tab/></text:span><text:span text:style-name="T4">kuzure ude garami, šiho nage</text:span></text:p>
      <text:p text:style-name="P15"><text:tab/><text:tab/><text:tab/><text:tab/><text:tab/>gyaku te gatame</text:p>
      <text:p text:style-name="P15"><text:tab/><text:tab/><text:tab/><text:tab/><text:tab/>gyaku <text:s/>wakige sekito gatame</text:p>
      <text:p text:style-name="P9"><text:tab/><text:tab/><text:tab/><text:tab/><text:tab/></text:p>
      <text:p text:style-name="P9"/>
      <text:h text:style-name="P4" text:outline-level="1">V. <text:s text:c="2"/>OBRANY PROTI PŘEDEPSANÝM ÚTOKŮM</text:h>
      <text:list xml:id="list1366896544" text:style-name="WW8Num11">
        <text:list-item>
          <text:p text:style-name="P8">dopomoc 3. osobě</text:p>
        </text:list-item>
        <text:list-item>
          <text:p text:style-name="P8">nedestruktivní překonání pasivního odporu (uke stojí, leží, sedí)</text:p>
        </text:list-item>
        <text:list-item>
          <text:p text:style-name="P8">přepad</text:p>
        </text:list-item>
        <text:list-item>
          <text:p text:style-name="P8">boj nožem proti ozbrojené skupině</text:p>
        </text:list-item>
      </text:list>
      <text:p text:style-name="P9"/>
      <text:p text:style-name="P12">VI. OBRANY PROTI ZBRANÍM S JEJICH NÁSLEDNÝM VYUŽITÍM PROTI ZBRANI</text:p>
      <text:list xml:id="list214847979160766" text:continue-numbering="true" text:style-name="WW8Num11">
        <text:list-item>
          <text:p text:style-name="P17"><text:soft-page-break/><text:span text:style-name="T1">proti </text:span><text:span text:style-name="T5">boxeru</text:span><text:span text:style-name="T1"> (</text:span><text:span text:style-name="T5">tlačné dýce</text:span><text:span text:style-name="T1">)</text:span></text:p>
        </text:list-item>
        <text:list-item>
          <text:p text:style-name="P17"><text:span text:style-name="T5">škrtící šňůře</text:span><text:span text:style-name="T1"> (</text:span><text:span text:style-name="T5">manriki-gusari</text:span><text:span text:style-name="T1">)</text:span></text:p>
        </text:list-item>
        <text:list-item>
          <text:p text:style-name="P17"><text:span text:style-name="T1">proti </text:span><text:span text:style-name="T5">sekyře</text:span><text:span text:style-name="T1">, nebo </text:span><text:span text:style-name="T5">polní lopatce</text:span></text:p>
        </text:list-item>
      </text:list>
      <text:p text:style-name="P9"/>
      <text:p text:style-name="P9"/>
      <text:h text:style-name="P4" text:outline-level="1">VI. <text:s text:c="2"/>TEORIE</text:h>
      <text:list xml:id="list214848458567803" text:continue-numbering="true" text:style-name="WW8Num11">
        <text:list-item>
          <text:p text:style-name="P8">poutání příležitostnými prostředky (včetně provazu)</text:p>
        </text:list-item>
        <text:list-item>
          <text:p text:style-name="P8">boj ve vodě, včetně překonání vodního toku</text:p>
        </text:list-item>
        <text:list-item>
          <text:p text:style-name="P8">teorie přepadu, léčky a výpadu</text:p>
        </text:list-item>
      </text:list>
      <text:p text:style-name="P13"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Union Jiu Jitsu Organisation – Č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939393" draw:end-color="#ffffff" draw:start-intensity="100%" draw:end-intensity="100%" draw:angle="225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Arial" fo:font-family="Arial" style:font-family-generic="swiss" style:font-pitch="variable" fo:font-size="20pt" style:font-size-asian="20pt" style:font-name-complex="Arial" style:font-family-complex="Arial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/>
    </style:style>
    <style:style style:name="WW8Num16z0" style:family="text"/>
    <style:style style:name="WW8Num5z0" style:family="text"/>
    <style:style style:name="WW8Num10z0" style:family="text"/>
    <style:style style:name="WW8Num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6" text:consecutive-numbering="true">
      <text:list-level-style-number text:level="1" text:style-name="WW8Num16z0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%1%." style:num-suffix="." style:num-format="I" text:start-value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21:43:11.422837481</meta:creation-date>
    <dc:date>2023-02-21T21:48:47.694087228</dc:date>
    <meta:editing-duration>PT5M36S</meta:editing-duration>
    <meta:editing-cycles>2</meta:editing-cycles>
    <meta:generator>LibreOffice/7.4.5.1$Linux_X86_64 LibreOffice_project/40$Build-1</meta:generator>
    <meta:document-statistic meta:table-count="0" meta:image-count="0" meta:object-count="0" meta:page-count="2" meta:paragraph-count="45" meta:word-count="281" meta:character-count="1717" meta:non-whitespace-character-count="1394"/>
  </office:meta>
</office:document-meta>
</file>